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map style:condition="cell-content()&lt;7" style:apply-style-name="Warning" style:base-cell-address="Hoja1.D2"/>
    </style:style>
    <style:style style:name="ce5" style:family="table-cell" style:parent-style-name="Default">
      <style:map style:condition="cell-content()&lt;7" style:apply-style-name="Warning" style:base-cell-address="Hoja1.D2"/>
    </style:style>
  </office:automatic-styles>
  <office:body>
    <office:spreadsheet>
      <table:calculation-settings table:automatic-find-labels="false" table:use-regular-expressions="false" table:use-wildcards="true" table:null-year="1927"/>
      <table:table table:name="Hoja1" table:style-name="ta1">
        <table:table-column table:style-name="co1" table:default-cell-style-name="ce3"/>
        <table:table-column table:style-name="co2" table:visibility="collapse" table:number-columns-repeated="2" table:default-cell-style-name="ce3"/>
        <table:table-column table:style-name="co2" table:visibility="collapse" table:default-cell-style-name="ce4"/>
        <table:table-column table:style-name="co2" table:default-cell-style-name="ce3"/>
        <table:table-row table:style-name="ro1">
          <table:table-cell table:style-name="ce2" office:value-type="string" calcext:value-type="string">
            <text:p>Apellido y Nombre</text:p>
          </table:table-cell>
          <table:table-cell table:number-columns-repeated="2"/>
          <table:table-cell table:style-name="ce2" office:value-type="string" calcext:value-type="string">
            <text:p>Promedio</text:p>
          </table:table-cell>
          <table:table-cell/>
        </table:table-row>
        <table:table-row table:style-name="ro2">
          <table:table-cell office:value-type="string" calcext:value-type="string">
            <text:p>Apter, Adam Ezequiel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:.C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aez, Vladimir Máximo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AVERAGE([.B3:.C3])"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ianco, Valentino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AVERAGE([.B4:.C4])"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alo, Agustín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5:.C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nal Pereira, Lara Candel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B6:.C6])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olman Lerner Novaro, Ian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7:.C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nte Munilla, Mirand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B8:.C8])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andarilla Moreno, Ernesto Balam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9:.C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ando, Ignacio Valentín</text:p>
          </table:table-cell>
          <table:table-cell office:value-type="float" office:value="8" calcext:value-type="float">
            <text:p>8</text:p>
          </table:table-cell>
          <table:table-cell office:value-type="float" office:value="8.75" calcext:value-type="float">
            <text:p>8,75</text:p>
          </table:table-cell>
          <table:table-cell table:formula="of:=AVERAGE([.B10:.C10])" office:value-type="float" office:value="8.375" calcext:value-type="float">
            <text:p>8,3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onzalez Markievich, Martina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AVERAGE([.B11:.C11])"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Huber, Carmel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B12:.C12])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ampel, Julia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table:formula="of:=AVERAGE([.B13:.C13])" office:value-type="float" office:value="9.375" calcext:value-type="float">
            <text:p>9,37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Kañesky, Lara Nico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B14:.C14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angier, Ana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15:.C1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Lombardi, Tiziana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16:.C16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onteagudo Penelli, Renata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17:.C1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oran, Patricio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18:.C18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arinelli, Alejo</text:p>
          </table:table-cell>
          <table:table-cell office:value-type="float" office:value="8" calcext:value-type="float">
            <text:p>8</text:p>
          </table:table-cell>
          <table:table-cell office:value-type="float" office:value="8.75" calcext:value-type="float">
            <text:p>8,75</text:p>
          </table:table-cell>
          <table:table-cell table:formula="of:=AVERAGE([.B19:.C19])" office:value-type="float" office:value="8.375" calcext:value-type="float">
            <text:p>8,3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afecas, Uma Lu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0:.C20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odriguez Da Silva, Fabricio Ezequiel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1:.C2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odriguez Scaglia, Eugenia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2:.C2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eri, Rafael Nicolas</text:p>
          </table:table-cell>
          <table:table-cell office:value-type="float" office:value="8" calcext:value-type="float">
            <text:p>8</text:p>
          </table:table-cell>
          <table:table-cell office:value-type="float" office:value="8.75" calcext:value-type="float">
            <text:p>8,75</text:p>
          </table:table-cell>
          <table:table-cell table:formula="of:=AVERAGE([.B23:.C23])" office:value-type="float" office:value="8.375" calcext:value-type="float">
            <text:p>8,3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piguel, Martín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4:.C24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aisman, Carolina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5:.C2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ttori Peralta, Marianela Ivann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B26:.C26])"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Volonte, Malena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table:formula="of:=AVERAGE([.B27:.C27])" office:value-type="float" office:value="9.375" calcext:value-type="float">
            <text:p>9,37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Yamuni, Victoria Lucia</text:p>
          </table:table-cell>
          <table:table-cell office:value-type="float" office:value="10" calcext:value-type="float">
            <text:p>10</text:p>
          </table:table-cell>
          <table:table-cell office:value-type="float" office:value="8.75" calcext:value-type="float">
            <text:p>8,75</text:p>
          </table:table-cell>
          <table:table-cell table:formula="of:=AVERAGE([.B28:.C28])" office:value-type="float" office:value="9.375" calcext:value-type="float">
            <text:p>9,375</text:p>
          </table:table-cell>
          <table:table-cell office:value-type="float" office:value="9" calcext:value-type="float">
            <text:p>9</text:p>
          </table:table-cell>
        </table:table-row>
        <table:table-row table:style-name="ro2" table:number-rows-repeated="2">
          <table:table-cell table:style-name="Default" table:number-columns-repeated="3"/>
          <table:table-cell table:style-name="ce5"/>
          <table:table-cell table:style-name="Default"/>
        </table:table-row>
        <table:table-row table:style-name="ro2">
          <table:table-cell table:style-name="Default" table:number-columns-repeated="3"/>
          <table:table-cell table:style-name="ce5"/>
          <table:table-cell table:style-name="Default"/>
        </table:table-row>
        <calcext:conditional-formats>
          <calcext:conditional-format calcext:target-range-address="Hoja1.D2:Hoja1.D31">
            <calcext:condition calcext:apply-style-name="Warning" calcext:value="&lt;7" calcext:base-cell-address="Hoja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45:54.3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6:50:41.948000000</meta:creation-date>
    <dc:date>2021-09-21T01:33:16.189000000</dc:date>
    <meta:editing-duration>PT12H26M23S</meta:editing-duration>
    <meta:editing-cycles>7</meta:editing-cycles>
    <meta:generator>LibreOffice/7.1.5.2$Windows_X86_64 LibreOffice_project/85f04e9f809797b8199d13c421bd8a2b025d52b5</meta:generator>
    <meta:document-statistic meta:table-count="1" meta:cell-count="137" meta:object-count="0"/>
  </office:meta>
</office:document-meta>
</file>